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text:line-break/>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pen Source Development Issues</text:p>
                <text:p/>
              </text:list-item>
              <text:list-item>
                <text:p>Current Themes</text:p>
                <text:p/>
              </text:list-item>
              <text:list-item>
                <text:p>Futu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e have looked at open source all semester and pointed out many of the advantages open source offers</text:p>
                <text:p/>
              </text:list-item>
              <text:list-item>
                <text:p>There are, however, issues with open source as with all things</text:p>
                <text:p/>
              </text:list-item>
              <text:list-item>
                <text:p>Open source development can be hindered by legal issues, misunderstanding, politics and cost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e of the most biggest hindrances in open source development is legal conflicts</text:p>
                <text:p/>
              </text:list-item>
              <text:list-item>
                <text:p>Patent laws within the U.S. have been changed from first to invent with a required working copy to first to patent without any working proof of concept</text:p>
                <text:p/>
              </text:list-item>
              <text:list-item>
                <text:p>This has recently led to companies that wait for someone to invent a technology, and then patent it themselv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 most open source developers themselves as unable to pay the costs of a patent, innovative projects may find themselves in a legal conflict with someone who paid for the patent</text:p>
                <text:p/>
              </text:list-item>
              <text:list-item>
                <text:p>Projects that are not necessarily innovative or are similar to other technologies may already be in conflict with an existing patent</text:p>
                <text:p/>
              </text:list-item>
              <text:list-item>
                <text:p>This can make open source development difficult under some circumstanc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4.917cm" svg:x="1.4cm" svg:y="4.914cm" presentation:class="outline" presentation:user-transformed="true">
          <draw:text-box>
            <text:list text:style-name="L2">
              <text:list-item>
                <text:p>Legal issues tend to most be rare though and should not discourage open source developers</text:p>
                <text:p/>
              </text:list-item>
              <text:list-item>
                <text:p>These issues exist equally within commercial software as well</text:p>
                <text:p/>
              </text:list-item>
              <text:list-item>
                <text:p>In fact, creating open source software is still easier than making commercial software normally as you can claim:</text:p>
                <text:list>
                  <text:list-item>
                    <text:p><text:span text:style-name="T2">Your project is not in direct competition</text:span></text:p>
                  </text:list-item>
                  <text:list-item>
                    <text:p><text:span text:style-name="T2">Your project is scientific research</text:span></text:p>
                  </text:list-item>
                  <text:list-item>
                    <text:p><text:span text:style-name="T2">Your project is not for profit (potentially)</text:span></text:p>
                  </text:list-item>
                  <text:list-item>
                    <text:p><text:span text:style-name="T2">The plaintiff can use your project as w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other issue in open source is misunderstanding</text:p>
                <text:p/>
              </text:list-item>
              <text:list-item>
                <text:p>Even currently, open source software is misunderstood</text:p>
                <text:p/>
              </text:list-item>
              <text:list-item>
                <text:p>Open source software is very innovative and scientific, especially now while the economy is recovering</text:p>
                <text:p/>
              </text:list-item>
              <text:list-item>
                <text:p>Unfortunately, open source software is often considered “out-dated”, “unreliable”, “theft”, “free labor”, “worse than commercial software” and many other misunderstood preexisting view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st places in industry have begun to realize open source and the advantages of it</text:p>
                <text:p/>
              </text:list-item>
              <text:list-item>
                <text:p>There are still many places in industry that misunderstand open source and attempt to affirm their preexisting views</text:p>
                <text:p/>
              </text:list-item>
              <text:list-item>
                <text:p>Despite this, open source software looks great in industry as it shows you have work on a team to produce software on your own tim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ere open source tends to be mostly misunderstood is in society</text:p>
                <text:p/>
              </text:list-item>
              <text:list-item>
                <text:p>Much of society uses open source software every day and even rely on it, but are unaware of it</text:p>
                <text:p/>
              </text:list-item>
              <text:list-item>
                <text:p>Much of society still attributes open source to the negative views that exist </text:p>
                <text:p/>
              </text:list-item>
              <text:list-item>
                <text:p>Though industry may respect the value of open source, society often downplays the value or may even make a project appear negativ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Open source projects designed directly for society may find their project struggling for adoption </text:p>
                <text:p/>
              </text:list-item>
              <text:list-item>
                <text:p>This often occurs due to negative connotations about open source</text:p>
                <text:p/>
              </text:list-item>
              <text:list-item>
                <text:p>Though much of society uses Firefox or Chrome, they do not realize that they are open source projects</text:p>
                <text:p/>
              </text:list-item>
              <text:list-item>
                <text:p>Many people tend to feel that if a project is open source, they must be doing something malicious to make money off it, such as stealing their credit card numbers or installing viruses on their comput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society does tend to understand is science, innovation and learning<text:line-break/></text:p>
              </text:list-item>
              <text:list-item>
                <text:p>Open source projects that claim to be for scientific, innovative or learning purposes, society tends to give them more value<text:line-break/></text:p>
              </text:list-item>
              <text:list-item>
                <text:p>However, this can not be said about all projects and may deter users who are intimidated by science or software they think will be complex<text:line-break/></text:p>
              </text:list-item>
              <text:list-item>
                <text:p>Society is slowing learning about open source, but it is still an issue that may arise in development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s we mentioned earlier in the course, open source faces politics just as anything else</text:p>
                <text:p/>
              </text:list-item>
              <text:list-item>
                <text:p>It is not uncommon in open source to face politics within or between projects</text:p>
                <text:p/>
              </text:list-item>
              <text:list-item>
                <text:p>Projects fork and merge often, sometimes due to disagreements in direction </text:p>
                <text:p/>
              </text:list-item>
              <text:list-item>
                <text:p>Unfortunately, some projects are abandoned due to politics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Politics can often disrupt a project in its infancy causing a team to disband </text:p>
                <text:p/>
              </text:list-item>
              <text:list-item>
                <text:p>This leaves projects abandoned or without enough developers to be completed</text:p>
                <text:p/>
              </text:list-item>
              <text:list-item>
                <text:p>Politics may also come from external forces, such as funding or pressure from another project to change licenses</text:p>
                <text:p/>
              </text:list-item>
              <text:list-item>
                <text:p>Many times projects have changed licenses due to pressure from other projects/organization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 large problem in open source is cost</text:p>
                <text:p/>
              </text:list-item>
              <text:list-item>
                <text:p>Cost in open source is less about funding and more about time</text:p>
                <text:p/>
              </text:list-item>
              <text:list-item>
                <text:p>If a team can not afford the time to complete a project, it may never be completed or picked up by another developer</text:p>
                <text:p/>
              </text:list-item>
              <text:list-item>
                <text:p>This is probably the biggest issue in developing open source softwa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ny projects are not completed due to the cost in either time or money<text:line-break/></text:p>
              </text:list-item>
              <text:list-item>
                <text:p>Many developers have full time jobs and are unable to dedicate large amounts of time to a project <text:line-break/></text:p>
              </text:list-item>
              <text:list-item>
                <text:p>This should be estimated as cost of completion as your time is valuable <text:line-break/></text:p>
              </text:list-item>
              <text:list-item>
                <text:p>Also, the differences in developer availability in a team can lead to political issues as well, when members are completing their par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Open Source Development Issues</text:p>
          </draw:text-box>
        </draw:frame>
        <draw:frame presentation:style-name="pr6" draw:layer="layout" svg:width="25.199cm" svg:height="14.313cm" svg:x="1.4cm" svg:y="4.914cm" presentation:class="outline" presentation:user-transformed="true">
          <draw:text-box>
            <text:list text:style-name="L2">
              <text:list-item>
                <text:p>The takeaway of this is that open source is not without issues<text:line-break/></text:p>
              </text:list-item>
              <text:list-item>
                <text:p>These were only some of the issues that open source development faces;<text:line-break/><text:line-break/>Like anything, there are many other issues that can arise in development<text:line-break/></text:p>
              </text:list-item>
              <text:list-item>
                <text:p>What you should understand, is that you should not give up or be deterred by these issues;<text:line-break/><text:line-break/>Successful projects work through their issues and continue developm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 we have discussed, one current theme of open source is enterprise adoption</text:p>
                <text:p/>
              </text:list-item>
              <text:list-item>
                <text:p>Nearly all of the Fortune 500 companies, <text:s/>if not all, are heavily relying on open source</text:p>
                <text:p/>
              </text:list-item>
              <text:list-item>
                <text:p>Historically many companies feared open source technologies, but within the last decade, open source adoption has risen quickl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source adoption has not just affected large businesses, however</text:p>
                <text:p/>
              </text:list-item>
              <text:list-item>
                <text:p>The great majority small and medium sized businesses requiring software rely on open source technologies due to cost, support, integration and licensing</text:p>
                <text:p/>
              </text:list-item>
              <text:list-item>
                <text:p>Most web infrastructure is built now is almost entirely on open source softwar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source software is becoming highly respected in industry</text:p>
                <text:p/>
              </text:list-item>
              <text:list-item>
                <text:p>Many companies are now looking for developers with open source experience and/or experience with open source technologies</text:p>
                <text:p/>
              </text:list-item>
              <text:list-item>
                <text:p>This is only a recent change, however, and some companies are still resistant </text:p>
                <text:p/>
              </text:list-item>
              <text:list-item>
                <text:p>Given the number of man-years of development open source software can generate, companies are realizing it is necessary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n area of open source that companies are taking interest in is cloud technologies</text:p>
                <text:p/>
              </text:list-item>
              <text:list-item>
                <text:p>Cloud technologies are another trending theme in open source</text:p>
                <text:p/>
              </text:list-item>
              <text:list-item>
                <text:p>Much of cloud software is open source and is quickly rising in usage</text:p>
                <text:p/>
              </text:list-item>
              <text:list-item>
                <text:p>Cloud-based technologies are popular area of development in open sourc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4.209cm" svg:x="1.4cm" svg:y="4.914cm" presentation:class="outline" presentation:user-transformed="true">
          <draw:text-box>
            <text:list text:style-name="L2">
              <text:list-item>
                <text:p>Much of the open source cloud systems have strong corporate backing, such as</text:p>
                <text:list>
                  <text:list-item>
                    <text:p><text:span text:style-name="T3">CouchDB</text:span></text:p>
                  </text:list-item>
                  <text:list-item>
                    <text:p><text:span text:style-name="T3">Hadoop</text:span></text:p>
                  </text:list-item>
                  <text:list-item>
                    <text:p><text:span text:style-name="T3">HPCC (High Performance Computing Cluster)</text:span></text:p>
                  </text:list-item>
                  <text:list-item>
                    <text:p><text:span text:style-name="T3">OpenStack</text:span></text:p>
                  </text:list-item>
                  <text:list-item>
                    <text:p><text:span text:style-name="T3">Eucalyptus</text:span></text:p>
                  </text:list-item>
                  <text:list-item>
                    <text:p><text:span text:style-name="T3">Puppet</text:span></text:p>
                  </text:list-item>
                  <text:list-item>
                    <text:p><text:span text:style-name="T3">RabbitMQ</text:span></text:p>
                  </text:list-item>
                  <text:list-item>
                    <text:p><text:span text:style-name="T3">Cloudstack</text:span></text:p>
                  </text:list-item>
                  <text:list-item>
                    <text:p><text:span text:style-name="T3">OpenNebu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There are many other open source cloud software packages being developed, as well</text:p>
                <text:p/>
              </text:list-item>
              <text:list-item>
                <text:p>Some of these are designed for production environments, while many others are being designed as experiments</text:p>
                <text:p/>
              </text:list-item>
              <text:list-item>
                <text:p>Besides cloud software, many open source projects are being designed to integrate with and be optimized for cloud use</text:p>
                <text:p/>
              </text:list-item>
              <text:list-item>
                <text:p>These may be databases, file-systems, collaboration software, backup, business intelligence, inventory systems, web services, etc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Related to cloud software, NoSQL is another rising trend in open source</text:p>
                <text:p/>
              </text:list-item>
              <text:list-item>
                <text:p>Many open source cloud projects use NoSQL for database management</text:p>
                <text:p/>
              </text:list-item>
              <text:list-item>
                <text:p>CouchDB, <text:s/>mongoDB, Neo4j, Apache Cassandra and Apache Hbase are all open source NoSQL projects</text:p>
                <text:p/>
              </text:list-item>
              <text:list-item>
                <text:p>Many new NoSQL projects are being developed actively, as well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SQL integration is occurring very rapidly, with many open source projects fully supporting a number of NoSQL projects</text:p>
                <text:p/>
              </text:list-item>
              <text:list-item>
                <text:p>CouchDB itself has been used in the Linux desktop for awhile, and is widely supported by many projec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e of the most noticeable and fastest growing themes in open source is mobile development</text:p>
                <text:p/>
              </text:list-item>
              <text:list-item>
                <text:p>Android is an open source platform that is rapidly growing in popularity</text:p>
                <text:p/>
              </text:list-item>
              <text:list-item>
                <text:p>Many apps on Android and other mobile platforms are open source themselv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ny of the mobile libraries are open source and many more are being developed rapidly<text:line-break/></text:p>
              </text:list-item>
              <text:list-item>
                <text:p>Ubuntu and Fedora have both have gained strong support for ARM processors<text:line-break/></text:p>
              </text:list-item>
              <text:list-item>
                <text:p>Packages are being rebuilt for ARM rapidly and many of the features found in Linux are moving towards mobile<text:line-break/></text:p>
              </text:list-item>
              <text:list-item>
                <text:p>Between the porting of current software to mobile and the rapid development of new mobile packages, open source software is growing exponentially for mobile platform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Current Them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nother theme in open source, is the growing of open source socially</text:p>
                <text:p/>
              </text:list-item>
              <text:list-item>
                <text:p>Many sites have launched for open source developers that have a strong social aspect, such as github and coderwall</text:p>
                <text:p/>
              </text:list-item>
              <text:list-item>
                <text:p>There are also many sites coming up designed for open source developers to find others to work with on projects</text:p>
                <text:p/>
              </text:list-item>
              <text:list-item>
                <text:p>Though open source has always relied on collaboration, this movement into social coding is very new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6" draw:layer="layout" svg:width="25.199cm" svg:height="16.289cm" svg:x="1.4cm" svg:y="4.914cm" presentation:class="outline" presentation:user-transformed="true">
          <draw:text-box>
            <text:list text:style-name="L2">
              <text:list-item>
                <text:p>You are encouraged to continue your open source project and create new projects in the future</text:p>
                <text:p/>
              </text:list-item>
              <text:list-item>
                <text:p>If you are interested at open source development at RIT, check out <text:line-break/><text:a xlink:href="http://foss.rit.edu/">http://foss.rit.edu</text:a> </text:p>
                <text:p/>
              </text:list-item>
              <text:list-item>
                <text:p><text:s/>If you are looking for new projects, join Github or another open source site where you can see other projects</text:p>
                <text:p/>
              </text:list-item>
              <text:list-item>
                <text:p>Finally, happy codin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3DT4H1M54S</meta:editing-duration>
    <meta:editing-cycles>242</meta:editing-cycles>
    <dc:date>2012-02-29T00:25:16</dc:date>
    <dc:creator>Ren </dc:creator>
    <meta:generator>LibreOffice/3.3$Unix LibreOffice_project/330m19$Build-401</meta:generator>
    <meta:document-statistic meta:object-count="145"/>
  </office:meta>
</office:document-meta>
</file>